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="266.656763285" office:value-type="float">
            <text:p>266.656763285</text:p>
          </table:table-cell>
          <table:table-cell office:value="284" office:value-type="float">
            <text:p>284</text:p>
          </table:table-cell>
          <table:table-cell office:value="266.656763285" office:value-type="float">
            <text:p>266.656763285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="75.3773712143" office:value-type="float">
            <text:p>75.3773712143</text:p>
          </table:table-cell>
          <table:table-cell office:value="61" office:value-type="float">
            <text:p>61</text:p>
          </table:table-cell>
          <table:table-cell office:value="75.3773712143" office:value-type="float">
            <text:p>75.3773712143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="1.16889019981" office:value-type="float">
            <text:p>1.16889019981</text:p>
          </table:table-cell>
          <table:table-cell office:value="1" office:value-type="float">
            <text:p>1</text:p>
          </table:table-cell>
          <table:table-cell office:value="1.16889019981" office:value-type="float">
            <text:p>1.1688901998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="1.04796308317" office:value-type="float">
            <text:p>1.04796308317</text:p>
          </table:table-cell>
          <table:table-cell office:value="1.31" office:value-type="float">
            <text:p>1.31</text:p>
          </table:table-cell>
          <table:table-cell office:value="1.04796308317" office:value-type="float">
            <text:p>1.04796308317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="31.4684580889" office:value-type="float">
            <text:p>31.4684580889</text:p>
          </table:table-cell>
          <table:table-cell office:value="34.5" office:value-type="float">
            <text:p>34.5</text:p>
          </table:table-cell>
          <table:table-cell office:value="31.4684580889" office:value-type="float">
            <text:p>31.4684580889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="0.198773683634" office:value-type="float">
            <text:p>0.198773683634</text:p>
          </table:table-cell>
          <table:table-cell office:value="0.126" office:value-type="float">
            <text:p>0.126</text:p>
          </table:table-cell>
          <table:table-cell office:value="0.198773683634" office:value-type="float">
            <text:p>0.198773683634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="0.160744928804" office:value-type="float">
            <text:p>0.160744928804</text:p>
          </table:table-cell>
          <table:table-cell office:value="0.165" office:value-type="float">
            <text:p>0.165</text:p>
          </table:table-cell>
          <table:table-cell office:value="0.160744928804" office:value-type="float">
            <text:p>0.160744928804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="0.376739639295" office:value-type="float">
            <text:p>0.376739639295</text:p>
          </table:table-cell>
          <table:table-cell office:value="0.203" office:value-type="float">
            <text:p>0.203</text:p>
          </table:table-cell>
          <table:table-cell office:value="0.376739639295" office:value-type="float">
            <text:p>0.376739639295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="8.5008599613" office:value-type="float">
            <text:p>8.5008599613</text:p>
          </table:table-cell>
          <table:table-cell office:value="5.74" office:value-type="float">
            <text:p>5.74</text:p>
          </table:table-cell>
          <table:table-cell office:value="8.5008599613" office:value-type="float">
            <text:p>8.5008599613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="0.321383580315" office:value-type="float">
            <text:p>0.321383580315</text:p>
          </table:table-cell>
          <table:table-cell office:value="0.44" office:value-type="float">
            <text:p>0.44</text:p>
          </table:table-cell>
          <table:table-cell office:value="0.321383580315" office:value-type="float">
            <text:p>0.321383580315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="271.42258166" office:value-type="float">
            <text:p>271.42258166</text:p>
          </table:table-cell>
          <table:table-cell office:value="284" office:value-type="float">
            <text:p>284</text:p>
          </table:table-cell>
          <table:table-cell office:value="271.42258166" office:value-type="float">
            <text:p>271.42258166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="77.0552532474" office:value-type="float">
            <text:p>77.0552532474</text:p>
          </table:table-cell>
          <table:table-cell office:value="61" office:value-type="float">
            <text:p>61</text:p>
          </table:table-cell>
          <table:table-cell office:value="77.0552532474" office:value-type="float">
            <text:p>77.0552532474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="1.23741464691" office:value-type="float">
            <text:p>1.23741464691</text:p>
          </table:table-cell>
          <table:table-cell office:value="1" office:value-type="float">
            <text:p>1</text:p>
          </table:table-cell>
          <table:table-cell office:value="1.23741464691" office:value-type="float">
            <text:p>1.2374146469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="1.10239313369" office:value-type="float">
            <text:p>1.10239313369</text:p>
          </table:table-cell>
          <table:table-cell office:value="1.31" office:value-type="float">
            <text:p>1.31</text:p>
          </table:table-cell>
          <table:table-cell office:value="1.10239313369" office:value-type="float">
            <text:p>1.10239313369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="31.8292971666" office:value-type="float">
            <text:p>31.8292971666</text:p>
          </table:table-cell>
          <table:table-cell office:value="34.5" office:value-type="float">
            <text:p>34.5</text:p>
          </table:table-cell>
          <table:table-cell office:value="31.8292971666" office:value-type="float">
            <text:p>31.8292971666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="0.210884727535" office:value-type="float">
            <text:p>0.210884727535</text:p>
          </table:table-cell>
          <table:table-cell office:value="0.126" office:value-type="float">
            <text:p>0.126</text:p>
          </table:table-cell>
          <table:table-cell office:value="0.210884727535" office:value-type="float">
            <text:p>0.210884727535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="0.161975021739" office:value-type="float">
            <text:p>0.161975021739</text:p>
          </table:table-cell>
          <table:table-cell office:value="0.165" office:value-type="float">
            <text:p>0.165</text:p>
          </table:table-cell>
          <table:table-cell office:value="0.161975021739" office:value-type="float">
            <text:p>0.161975021739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="0.382252809877" office:value-type="float">
            <text:p>0.382252809877</text:p>
          </table:table-cell>
          <table:table-cell office:value="0.203" office:value-type="float">
            <text:p>0.203</text:p>
          </table:table-cell>
          <table:table-cell office:value="0.382252809877" office:value-type="float">
            <text:p>0.382252809877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="9.0898746595" office:value-type="float">
            <text:p>9.0898746595</text:p>
          </table:table-cell>
          <table:table-cell office:value="5.74" office:value-type="float">
            <text:p>5.74</text:p>
          </table:table-cell>
          <table:table-cell office:value="9.0898746595" office:value-type="float">
            <text:p>9.0898746595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="0.340221210964" office:value-type="float">
            <text:p>0.340221210964</text:p>
          </table:table-cell>
          <table:table-cell office:value="0.44" office:value-type="float">
            <text:p>0.44</text:p>
          </table:table-cell>
          <table:table-cell office:value="0.340221210964" office:value-type="float">
            <text:p>0.340221210964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="274.526369065" office:value-type="float">
            <text:p>274.526369065</text:p>
          </table:table-cell>
          <table:table-cell office:value="284" office:value-type="float">
            <text:p>284</text:p>
          </table:table-cell>
          <table:table-cell office:value="274.526369065" office:value-type="float">
            <text:p>274.526369065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="79.2983825418" office:value-type="float">
            <text:p>79.2983825418</text:p>
          </table:table-cell>
          <table:table-cell office:value="61" office:value-type="float">
            <text:p>61</text:p>
          </table:table-cell>
          <table:table-cell office:value="79.2983825418" office:value-type="float">
            <text:p>79.2983825418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="1.245051761" office:value-type="float">
            <text:p>1.245051761</text:p>
          </table:table-cell>
          <table:table-cell office:value="1" office:value-type="float">
            <text:p>1</text:p>
          </table:table-cell>
          <table:table-cell office:value="1.245051761" office:value-type="float">
            <text:p>1.24505176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="1.09512781162" office:value-type="float">
            <text:p>1.09512781162</text:p>
          </table:table-cell>
          <table:table-cell office:value="1.31" office:value-type="float">
            <text:p>1.31</text:p>
          </table:table-cell>
          <table:table-cell office:value="1.09512781162" office:value-type="float">
            <text:p>1.09512781162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="32.5218874148" office:value-type="float">
            <text:p>32.5218874148</text:p>
          </table:table-cell>
          <table:table-cell office:value="34.5" office:value-type="float">
            <text:p>34.5</text:p>
          </table:table-cell>
          <table:table-cell office:value="32.5218874148" office:value-type="float">
            <text:p>32.5218874148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="0.21106377732" office:value-type="float">
            <text:p>0.21106377732</text:p>
          </table:table-cell>
          <table:table-cell office:value="0.126" office:value-type="float">
            <text:p>0.126</text:p>
          </table:table-cell>
          <table:table-cell office:value="0.21106377732" office:value-type="float">
            <text:p>0.21106377732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="0.166712772498" office:value-type="float">
            <text:p>0.166712772498</text:p>
          </table:table-cell>
          <table:table-cell office:value="0.165" office:value-type="float">
            <text:p>0.165</text:p>
          </table:table-cell>
          <table:table-cell office:value="0.166712772498" office:value-type="float">
            <text:p>0.166712772498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="0.387445315628" office:value-type="float">
            <text:p>0.387445315628</text:p>
          </table:table-cell>
          <table:table-cell office:value="0.203" office:value-type="float">
            <text:p>0.203</text:p>
          </table:table-cell>
          <table:table-cell office:value="0.387445315628" office:value-type="float">
            <text:p>0.387445315628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="9.00976164615" office:value-type="float">
            <text:p>9.00976164615</text:p>
          </table:table-cell>
          <table:table-cell office:value="5.74" office:value-type="float">
            <text:p>5.74</text:p>
          </table:table-cell>
          <table:table-cell office:value="9.00976164615" office:value-type="float">
            <text:p>9.00976164615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="0.340213214381" office:value-type="float">
            <text:p>0.340213214381</text:p>
          </table:table-cell>
          <table:table-cell office:value="0.44" office:value-type="float">
            <text:p>0.44</text:p>
          </table:table-cell>
          <table:table-cell office:value="0.340213214381" office:value-type="float">
            <text:p>0.340213214381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="255.591441424" office:value-type="float">
            <text:p>255.591441424</text:p>
          </table:table-cell>
          <table:table-cell office:value="284" office:value-type="float">
            <text:p>284</text:p>
          </table:table-cell>
          <table:table-cell office:value="255.591441424" office:value-type="float">
            <text:p>255.59144142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="75.3883151868" office:value-type="float">
            <text:p>75.3883151868</text:p>
          </table:table-cell>
          <table:table-cell office:value="61" office:value-type="float">
            <text:p>61</text:p>
          </table:table-cell>
          <table:table-cell office:value="75.3883151868" office:value-type="float">
            <text:p>75.3883151868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="1.18096887544" office:value-type="float">
            <text:p>1.18096887544</text:p>
          </table:table-cell>
          <table:table-cell office:value="1" office:value-type="float">
            <text:p>1</text:p>
          </table:table-cell>
          <table:table-cell office:value="1.18096887544" office:value-type="float">
            <text:p>1.18096887544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="1.02705146769" office:value-type="float">
            <text:p>1.02705146769</text:p>
          </table:table-cell>
          <table:table-cell office:value="1.31" office:value-type="float">
            <text:p>1.31</text:p>
          </table:table-cell>
          <table:table-cell office:value="1.02705146769" office:value-type="float">
            <text:p>1.02705146769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="30.1992402022" office:value-type="float">
            <text:p>30.1992402022</text:p>
          </table:table-cell>
          <table:table-cell office:value="34.5" office:value-type="float">
            <text:p>34.5</text:p>
          </table:table-cell>
          <table:table-cell office:value="30.1992402022" office:value-type="float">
            <text:p>30.1992402022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="0.195912172529" office:value-type="float">
            <text:p>0.195912172529</text:p>
          </table:table-cell>
          <table:table-cell office:value="0.126" office:value-type="float">
            <text:p>0.126</text:p>
          </table:table-cell>
          <table:table-cell office:value="0.195912172529" office:value-type="float">
            <text:p>0.195912172529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="0.15552459692" office:value-type="float">
            <text:p>0.15552459692</text:p>
          </table:table-cell>
          <table:table-cell office:value="0.165" office:value-type="float">
            <text:p>0.165</text:p>
          </table:table-cell>
          <table:table-cell office:value="0.15552459692" office:value-type="float">
            <text:p>0.15552459692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="0.351340620753" office:value-type="float">
            <text:p>0.351340620753</text:p>
          </table:table-cell>
          <table:table-cell office:value="0.203" office:value-type="float">
            <text:p>0.203</text:p>
          </table:table-cell>
          <table:table-cell office:value="0.351340620753" office:value-type="float">
            <text:p>0.35134062075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="8.52528875519" office:value-type="float">
            <text:p>8.52528875519</text:p>
          </table:table-cell>
          <table:table-cell office:value="5.74" office:value-type="float">
            <text:p>5.74</text:p>
          </table:table-cell>
          <table:table-cell office:value="8.52528875519" office:value-type="float">
            <text:p>8.52528875519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="0.320984106643" office:value-type="float">
            <text:p>0.320984106643</text:p>
          </table:table-cell>
          <table:table-cell office:value="0.44" office:value-type="float">
            <text:p>0.44</text:p>
          </table:table-cell>
          <table:table-cell office:value="0.320984106643" office:value-type="float">
            <text:p>0.320984106643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="244.356127633" office:value-type="float">
            <text:p>244.356127633</text:p>
          </table:table-cell>
          <table:table-cell office:value="284" office:value-type="float">
            <text:p>284</text:p>
          </table:table-cell>
          <table:table-cell office:value="244.356127633" office:value-type="float">
            <text:p>244.356127633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="70.30259902" office:value-type="float">
            <text:p>70.30259902</text:p>
          </table:table-cell>
          <table:table-cell office:value="61" office:value-type="float">
            <text:p>61</text:p>
          </table:table-cell>
          <table:table-cell office:value="70.30259902" office:value-type="float">
            <text:p>70.30259902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="1.12949174494" office:value-type="float">
            <text:p>1.12949174494</text:p>
          </table:table-cell>
          <table:table-cell office:value="1" office:value-type="float">
            <text:p>1</text:p>
          </table:table-cell>
          <table:table-cell office:value="1.12949174494" office:value-type="float">
            <text:p>1.12949174494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="0.969094976281" office:value-type="float">
            <text:p>0.969094976281</text:p>
          </table:table-cell>
          <table:table-cell office:value="1.31" office:value-type="float">
            <text:p>1.31</text:p>
          </table:table-cell>
          <table:table-cell office:value="0.969094976281" office:value-type="float">
            <text:p>0.969094976281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="28.6342721069" office:value-type="float">
            <text:p>28.6342721069</text:p>
          </table:table-cell>
          <table:table-cell office:value="34.5" office:value-type="float">
            <text:p>34.5</text:p>
          </table:table-cell>
          <table:table-cell office:value="28.6342721069" office:value-type="float">
            <text:p>28.6342721069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="0.186148092876" office:value-type="float">
            <text:p>0.186148092876</text:p>
          </table:table-cell>
          <table:table-cell office:value="0.126" office:value-type="float">
            <text:p>0.126</text:p>
          </table:table-cell>
          <table:table-cell office:value="0.186148092876" office:value-type="float">
            <text:p>0.186148092876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="0.146200096609" office:value-type="float">
            <text:p>0.146200096609</text:p>
          </table:table-cell>
          <table:table-cell office:value="0.165" office:value-type="float">
            <text:p>0.165</text:p>
          </table:table-cell>
          <table:table-cell office:value="0.146200096609" office:value-type="float">
            <text:p>0.146200096609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="0.339042927509" office:value-type="float">
            <text:p>0.339042927509</text:p>
          </table:table-cell>
          <table:table-cell office:value="0.203" office:value-type="float">
            <text:p>0.203</text:p>
          </table:table-cell>
          <table:table-cell office:value="0.339042927509" office:value-type="float">
            <text:p>0.339042927509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="7.90951240334" office:value-type="float">
            <text:p>7.90951240334</text:p>
          </table:table-cell>
          <table:table-cell office:value="5.74" office:value-type="float">
            <text:p>5.74</text:p>
          </table:table-cell>
          <table:table-cell office:value="7.90951240334" office:value-type="float">
            <text:p>7.90951240334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="0.294316908088" office:value-type="float">
            <text:p>0.294316908088</text:p>
          </table:table-cell>
          <table:table-cell office:value="0.44" office:value-type="float">
            <text:p>0.44</text:p>
          </table:table-cell>
          <table:table-cell office:value="0.294316908088" office:value-type="float">
            <text:p>0.294316908088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="252.535275014" office:value-type="float">
            <text:p>252.535275014</text:p>
          </table:table-cell>
          <table:table-cell office:value="284" office:value-type="float">
            <text:p>284</text:p>
          </table:table-cell>
          <table:table-cell office:value="252.535275014" office:value-type="float">
            <text:p>252.53527501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="74.3695484254" office:value-type="float">
            <text:p>74.3695484254</text:p>
          </table:table-cell>
          <table:table-cell office:value="61" office:value-type="float">
            <text:p>61</text:p>
          </table:table-cell>
          <table:table-cell office:value="74.3695484254" office:value-type="float">
            <text:p>74.3695484254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="1.20105738789" office:value-type="float">
            <text:p>1.20105738789</text:p>
          </table:table-cell>
          <table:table-cell office:value="1" office:value-type="float">
            <text:p>1</text:p>
          </table:table-cell>
          <table:table-cell office:value="1.20105738789" office:value-type="float">
            <text:p>1.20105738789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="1.04401057362" office:value-type="float">
            <text:p>1.04401057362</text:p>
          </table:table-cell>
          <table:table-cell office:value="1.31" office:value-type="float">
            <text:p>1.31</text:p>
          </table:table-cell>
          <table:table-cell office:value="1.04401057362" office:value-type="float">
            <text:p>1.04401057362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="29.3427829711" office:value-type="float">
            <text:p>29.3427829711</text:p>
          </table:table-cell>
          <table:table-cell office:value="34.5" office:value-type="float">
            <text:p>34.5</text:p>
          </table:table-cell>
          <table:table-cell office:value="29.3427829711" office:value-type="float">
            <text:p>29.3427829711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="0.199878345658" office:value-type="float">
            <text:p>0.199878345658</text:p>
          </table:table-cell>
          <table:table-cell office:value="0.126" office:value-type="float">
            <text:p>0.126</text:p>
          </table:table-cell>
          <table:table-cell office:value="0.199878345658" office:value-type="float">
            <text:p>0.19987834565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="0.149655897453" office:value-type="float">
            <text:p>0.149655897453</text:p>
          </table:table-cell>
          <table:table-cell office:value="0.165" office:value-type="float">
            <text:p>0.165</text:p>
          </table:table-cell>
          <table:table-cell office:value="0.149655897453" office:value-type="float">
            <text:p>0.149655897453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="0.341234634353" office:value-type="float">
            <text:p>0.341234634353</text:p>
          </table:table-cell>
          <table:table-cell office:value="0.203" office:value-type="float">
            <text:p>0.203</text:p>
          </table:table-cell>
          <table:table-cell office:value="0.341234634353" office:value-type="float">
            <text:p>0.34123463435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="8.70760425342" office:value-type="float">
            <text:p>8.70760425342</text:p>
          </table:table-cell>
          <table:table-cell office:value="5.74" office:value-type="float">
            <text:p>5.74</text:p>
          </table:table-cell>
          <table:table-cell office:value="8.70760425342" office:value-type="float">
            <text:p>8.70760425342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="0.339065148942" office:value-type="float">
            <text:p>0.339065148942</text:p>
          </table:table-cell>
          <table:table-cell office:value="0.44" office:value-type="float">
            <text:p>0.44</text:p>
          </table:table-cell>
          <table:table-cell office:value="0.339065148942" office:value-type="float">
            <text:p>0.339065148942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="315.447366737" office:value-type="float">
            <text:p>315.447366737</text:p>
          </table:table-cell>
          <table:table-cell office:value="284" office:value-type="float">
            <text:p>284</text:p>
          </table:table-cell>
          <table:table-cell office:value="315.447366737" office:value-type="float">
            <text:p>315.447366737</text:p>
          </table:table-cell>
          <table:table-cell office:value="284" office:value-type="float">
            <text:p>284</text:p>
          </table:table-cell>
          <table:table-cell office:value-type="string">
            <text:p>Y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="93.1844505796" office:value-type="float">
            <text:p>93.1844505796</text:p>
          </table:table-cell>
          <table:table-cell office:value="61" office:value-type="float">
            <text:p>61</text:p>
          </table:table-cell>
          <table:table-cell office:value="93.1844505796" office:value-type="float">
            <text:p>93.1844505796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="1.57645414641" office:value-type="float">
            <text:p>1.57645414641</text:p>
          </table:table-cell>
          <table:table-cell office:value="1" office:value-type="float">
            <text:p>1</text:p>
          </table:table-cell>
          <table:table-cell office:value="1.57645414641" office:value-type="float">
            <text:p>1.5764541464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="1.31900866373" office:value-type="float">
            <text:p>1.31900866373</text:p>
          </table:table-cell>
          <table:table-cell office:value="1.31" office:value-type="float">
            <text:p>1.31</text:p>
          </table:table-cell>
          <table:table-cell office:value="1.31900866373" office:value-type="float">
            <text:p>1.31900866373</text:p>
          </table:table-cell>
          <table:table-cell office:value="1.31" office:value-type="float">
            <text:p>1.31</text:p>
          </table:table-cell>
          <table:table-cell office:value-type="string">
            <text:p>Y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="36.3875897263" office:value-type="float">
            <text:p>36.3875897263</text:p>
          </table:table-cell>
          <table:table-cell office:value="34.5" office:value-type="float">
            <text:p>34.5</text:p>
          </table:table-cell>
          <table:table-cell office:value="36.3875897263" office:value-type="float">
            <text:p>36.3875897263</text:p>
          </table:table-cell>
          <table:table-cell office:value="34.5" office:value-type="float">
            <text:p>34.5</text:p>
          </table:table-cell>
          <table:table-cell office:value-type="string">
            <text:p>Y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="0.262304794249" office:value-type="float">
            <text:p>0.262304794249</text:p>
          </table:table-cell>
          <table:table-cell office:value="0.126" office:value-type="float">
            <text:p>0.126</text:p>
          </table:table-cell>
          <table:table-cell office:value="0.262304794249" office:value-type="float">
            <text:p>0.262304794249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="0.185512803867" office:value-type="float">
            <text:p>0.185512803867</text:p>
          </table:table-cell>
          <table:table-cell office:value="0.165" office:value-type="float">
            <text:p>0.165</text:p>
          </table:table-cell>
          <table:table-cell office:value="0.185512803867" office:value-type="float">
            <text:p>0.185512803867</text:p>
          </table:table-cell>
          <table:table-cell office:value="0.165" office:value-type="float">
            <text:p>0.165</text:p>
          </table:table-cell>
          <table:table-cell office:value-type="string">
            <text:p>Y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="0.430246150101" office:value-type="float">
            <text:p>0.430246150101</text:p>
          </table:table-cell>
          <table:table-cell office:value="0.203" office:value-type="float">
            <text:p>0.203</text:p>
          </table:table-cell>
          <table:table-cell office:value="0.430246150101" office:value-type="float">
            <text:p>0.430246150101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="11.7930034607" office:value-type="float">
            <text:p>11.7930034607</text:p>
          </table:table-cell>
          <table:table-cell office:value="5.74" office:value-type="float">
            <text:p>5.74</text:p>
          </table:table-cell>
          <table:table-cell office:value="11.7930034607" office:value-type="float">
            <text:p>11.7930034607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="0.44158881412" office:value-type="float">
            <text:p>0.44158881412</text:p>
          </table:table-cell>
          <table:table-cell office:value="0.44" office:value-type="float">
            <text:p>0.44</text:p>
          </table:table-cell>
          <table:table-cell office:value="0.44158881412" office:value-type="float">
            <text:p>0.44158881412</text:p>
          </table:table-cell>
          <table:table-cell office:value="0.44" office:value-type="float">
            <text:p>0.44</text:p>
          </table:table-cell>
          <table:table-cell office:value-type="string">
            <text:p>Y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="251.413045222" office:value-type="float">
            <text:p>251.413045222</text:p>
          </table:table-cell>
          <table:table-cell office:value="284" office:value-type="float">
            <text:p>284</text:p>
          </table:table-cell>
          <table:table-cell office:value="251.413045222" office:value-type="float">
            <text:p>251.413045222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="74.095380725" office:value-type="float">
            <text:p>74.095380725</text:p>
          </table:table-cell>
          <table:table-cell office:value="61" office:value-type="float">
            <text:p>61</text:p>
          </table:table-cell>
          <table:table-cell office:value="74.095380725" office:value-type="float">
            <text:p>74.095380725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="1.22090899295" office:value-type="float">
            <text:p>1.22090899295</text:p>
          </table:table-cell>
          <table:table-cell office:value="1" office:value-type="float">
            <text:p>1</text:p>
          </table:table-cell>
          <table:table-cell office:value="1.22090899295" office:value-type="float">
            <text:p>1.22090899295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="1.03260743206" office:value-type="float">
            <text:p>1.03260743206</text:p>
          </table:table-cell>
          <table:table-cell office:value="1.31" office:value-type="float">
            <text:p>1.31</text:p>
          </table:table-cell>
          <table:table-cell office:value="1.03260743206" office:value-type="float">
            <text:p>1.03260743206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="29.3445396278" office:value-type="float">
            <text:p>29.3445396278</text:p>
          </table:table-cell>
          <table:table-cell office:value="34.5" office:value-type="float">
            <text:p>34.5</text:p>
          </table:table-cell>
          <table:table-cell office:value="29.3445396278" office:value-type="float">
            <text:p>29.3445396278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="0.196632755845" office:value-type="float">
            <text:p>0.196632755845</text:p>
          </table:table-cell>
          <table:table-cell office:value="0.126" office:value-type="float">
            <text:p>0.126</text:p>
          </table:table-cell>
          <table:table-cell office:value="0.196632755845" office:value-type="float">
            <text:p>0.196632755845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="0.149073251237" office:value-type="float">
            <text:p>0.149073251237</text:p>
          </table:table-cell>
          <table:table-cell office:value="0.165" office:value-type="float">
            <text:p>0.165</text:p>
          </table:table-cell>
          <table:table-cell office:value="0.149073251237" office:value-type="float">
            <text:p>0.149073251237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="0.335513004805" office:value-type="float">
            <text:p>0.335513004805</text:p>
          </table:table-cell>
          <table:table-cell office:value="0.203" office:value-type="float">
            <text:p>0.203</text:p>
          </table:table-cell>
          <table:table-cell office:value="0.335513004805" office:value-type="float">
            <text:p>0.335513004805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="8.7376874158" office:value-type="float">
            <text:p>8.7376874158</text:p>
          </table:table-cell>
          <table:table-cell office:value="5.74" office:value-type="float">
            <text:p>5.74</text:p>
          </table:table-cell>
          <table:table-cell office:value="8.7376874158" office:value-type="float">
            <text:p>8.7376874158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="0.341825567284" office:value-type="float">
            <text:p>0.341825567284</text:p>
          </table:table-cell>
          <table:table-cell office:value="0.44" office:value-type="float">
            <text:p>0.44</text:p>
          </table:table-cell>
          <table:table-cell office:value="0.341825567284" office:value-type="float">
            <text:p>0.341825567284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="245.634472345" office:value-type="float">
            <text:p>245.634472345</text:p>
          </table:table-cell>
          <table:table-cell office:value="284" office:value-type="float">
            <text:p>284</text:p>
          </table:table-cell>
          <table:table-cell office:value="245.634472345" office:value-type="float">
            <text:p>245.634472345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="71.120508211" office:value-type="float">
            <text:p>71.120508211</text:p>
          </table:table-cell>
          <table:table-cell office:value="61" office:value-type="float">
            <text:p>61</text:p>
          </table:table-cell>
          <table:table-cell office:value="71.120508211" office:value-type="float">
            <text:p>71.120508211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="1.16523871656" office:value-type="float">
            <text:p>1.16523871656</text:p>
          </table:table-cell>
          <table:table-cell office:value="1" office:value-type="float">
            <text:p>1</text:p>
          </table:table-cell>
          <table:table-cell office:value="1.16523871656" office:value-type="float">
            <text:p>1.16523871656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="1.01459392981" office:value-type="float">
            <text:p>1.01459392981</text:p>
          </table:table-cell>
          <table:table-cell office:value="1.31" office:value-type="float">
            <text:p>1.31</text:p>
          </table:table-cell>
          <table:table-cell office:value="1.01459392981" office:value-type="float">
            <text:p>1.01459392981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="28.883699224" office:value-type="float">
            <text:p>28.883699224</text:p>
          </table:table-cell>
          <table:table-cell office:value="34.5" office:value-type="float">
            <text:p>34.5</text:p>
          </table:table-cell>
          <table:table-cell office:value="28.883699224" office:value-type="float">
            <text:p>28.883699224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="0.192086913693" office:value-type="float">
            <text:p>0.192086913693</text:p>
          </table:table-cell>
          <table:table-cell office:value="0.126" office:value-type="float">
            <text:p>0.126</text:p>
          </table:table-cell>
          <table:table-cell office:value="0.192086913693" office:value-type="float">
            <text:p>0.192086913693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="0.14715904926" office:value-type="float">
            <text:p>0.14715904926</text:p>
          </table:table-cell>
          <table:table-cell office:value="0.165" office:value-type="float">
            <text:p>0.165</text:p>
          </table:table-cell>
          <table:table-cell office:value="0.14715904926" office:value-type="float">
            <text:p>0.14715904926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="0.336423713313" office:value-type="float">
            <text:p>0.336423713313</text:p>
          </table:table-cell>
          <table:table-cell office:value="0.203" office:value-type="float">
            <text:p>0.203</text:p>
          </table:table-cell>
          <table:table-cell office:value="0.336423713313" office:value-type="float">
            <text:p>0.33642371331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="8.51322137067" office:value-type="float">
            <text:p>8.51322137067</text:p>
          </table:table-cell>
          <table:table-cell office:value="5.74" office:value-type="float">
            <text:p>5.74</text:p>
          </table:table-cell>
          <table:table-cell office:value="8.51322137067" office:value-type="float">
            <text:p>8.51322137067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="0.324346008978" office:value-type="float">
            <text:p>0.324346008978</text:p>
          </table:table-cell>
          <table:table-cell office:value="0.44" office:value-type="float">
            <text:p>0.44</text:p>
          </table:table-cell>
          <table:table-cell office:value="0.324346008978" office:value-type="float">
            <text:p>0.324346008978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="266.048397073" office:value-type="float">
            <text:p>266.048397073</text:p>
          </table:table-cell>
          <table:table-cell office:value="284" office:value-type="float">
            <text:p>284</text:p>
          </table:table-cell>
          <table:table-cell office:value="266.048397073" office:value-type="float">
            <text:p>266.048397073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="77.3928733168" office:value-type="float">
            <text:p>77.3928733168</text:p>
          </table:table-cell>
          <table:table-cell office:value="61" office:value-type="float">
            <text:p>61</text:p>
          </table:table-cell>
          <table:table-cell office:value="77.3928733168" office:value-type="float">
            <text:p>77.3928733168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="1.25553802908" office:value-type="float">
            <text:p>1.25553802908</text:p>
          </table:table-cell>
          <table:table-cell office:value="1" office:value-type="float">
            <text:p>1</text:p>
          </table:table-cell>
          <table:table-cell office:value="1.25553802908" office:value-type="float">
            <text:p>1.25553802908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="1.08466348817" office:value-type="float">
            <text:p>1.08466348817</text:p>
          </table:table-cell>
          <table:table-cell office:value="1.31" office:value-type="float">
            <text:p>1.31</text:p>
          </table:table-cell>
          <table:table-cell office:value="1.08466348817" office:value-type="float">
            <text:p>1.08466348817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="31.1275252999" office:value-type="float">
            <text:p>31.1275252999</text:p>
          </table:table-cell>
          <table:table-cell office:value="34.5" office:value-type="float">
            <text:p>34.5</text:p>
          </table:table-cell>
          <table:table-cell office:value="31.1275252999" office:value-type="float">
            <text:p>31.1275252999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="0.208791217228" office:value-type="float">
            <text:p>0.208791217228</text:p>
          </table:table-cell>
          <table:table-cell office:value="0.126" office:value-type="float">
            <text:p>0.126</text:p>
          </table:table-cell>
          <table:table-cell office:value="0.208791217228" office:value-type="float">
            <text:p>0.20879121722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="0.158839437868" office:value-type="float">
            <text:p>0.158839437868</text:p>
          </table:table-cell>
          <table:table-cell office:value="0.165" office:value-type="float">
            <text:p>0.165</text:p>
          </table:table-cell>
          <table:table-cell office:value="0.158839437868" office:value-type="float">
            <text:p>0.158839437868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="0.366032745273" office:value-type="float">
            <text:p>0.366032745273</text:p>
          </table:table-cell>
          <table:table-cell office:value="0.203" office:value-type="float">
            <text:p>0.203</text:p>
          </table:table-cell>
          <table:table-cell office:value="0.366032745273" office:value-type="float">
            <text:p>0.36603274527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="9.13087799027" office:value-type="float">
            <text:p>9.13087799027</text:p>
          </table:table-cell>
          <table:table-cell office:value="5.74" office:value-type="float">
            <text:p>5.74</text:p>
          </table:table-cell>
          <table:table-cell office:value="9.13087799027" office:value-type="float">
            <text:p>9.13087799027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="0.346587793449" office:value-type="float">
            <text:p>0.346587793449</text:p>
          </table:table-cell>
          <table:table-cell office:value="0.44" office:value-type="float">
            <text:p>0.44</text:p>
          </table:table-cell>
          <table:table-cell office:value="0.346587793449" office:value-type="float">
            <text:p>0.346587793449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="252.582323061" office:value-type="float">
            <text:p>252.582323061</text:p>
          </table:table-cell>
          <table:table-cell office:value="284" office:value-type="float">
            <text:p>284</text:p>
          </table:table-cell>
          <table:table-cell office:value="252.582323061" office:value-type="float">
            <text:p>252.582323061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="71.9417229493" office:value-type="float">
            <text:p>71.9417229493</text:p>
          </table:table-cell>
          <table:table-cell office:value="61" office:value-type="float">
            <text:p>61</text:p>
          </table:table-cell>
          <table:table-cell office:value="71.9417229493" office:value-type="float">
            <text:p>71.9417229493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="1.16113034385" office:value-type="float">
            <text:p>1.16113034385</text:p>
          </table:table-cell>
          <table:table-cell office:value="1" office:value-type="float">
            <text:p>1</text:p>
          </table:table-cell>
          <table:table-cell office:value="1.16113034385" office:value-type="float">
            <text:p>1.16113034385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="1.03330154875" office:value-type="float">
            <text:p>1.03330154875</text:p>
          </table:table-cell>
          <table:table-cell office:value="1.31" office:value-type="float">
            <text:p>1.31</text:p>
          </table:table-cell>
          <table:table-cell office:value="1.03330154875" office:value-type="float">
            <text:p>1.03330154875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="29.5160255583" office:value-type="float">
            <text:p>29.5160255583</text:p>
          </table:table-cell>
          <table:table-cell office:value="34.5" office:value-type="float">
            <text:p>34.5</text:p>
          </table:table-cell>
          <table:table-cell office:value="29.5160255583" office:value-type="float">
            <text:p>29.5160255583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="0.195440842928" office:value-type="float">
            <text:p>0.195440842928</text:p>
          </table:table-cell>
          <table:table-cell office:value="0.126" office:value-type="float">
            <text:p>0.126</text:p>
          </table:table-cell>
          <table:table-cell office:value="0.195440842928" office:value-type="float">
            <text:p>0.195440842928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="0.153841166528" office:value-type="float">
            <text:p>0.153841166528</text:p>
          </table:table-cell>
          <table:table-cell office:value="0.165" office:value-type="float">
            <text:p>0.165</text:p>
          </table:table-cell>
          <table:table-cell office:value="0.153841166528" office:value-type="float">
            <text:p>0.153841166528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="0.356809051543" office:value-type="float">
            <text:p>0.356809051543</text:p>
          </table:table-cell>
          <table:table-cell office:value="0.203" office:value-type="float">
            <text:p>0.203</text:p>
          </table:table-cell>
          <table:table-cell office:value="0.356809051543" office:value-type="float">
            <text:p>0.356809051543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="8.30223429589" office:value-type="float">
            <text:p>8.30223429589</text:p>
          </table:table-cell>
          <table:table-cell office:value="5.74" office:value-type="float">
            <text:p>5.74</text:p>
          </table:table-cell>
          <table:table-cell office:value="8.30223429589" office:value-type="float">
            <text:p>8.30223429589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="0.312260768662" office:value-type="float">
            <text:p>0.312260768662</text:p>
          </table:table-cell>
          <table:table-cell office:value="0.44" office:value-type="float">
            <text:p>0.44</text:p>
          </table:table-cell>
          <table:table-cell office:value="0.312260768662" office:value-type="float">
            <text:p>0.312260768662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="272.29043307" office:value-type="float">
            <text:p>272.29043307</text:p>
          </table:table-cell>
          <table:table-cell office:value="284" office:value-type="float">
            <text:p>284</text:p>
          </table:table-cell>
          <table:table-cell office:value="272.29043307" office:value-type="float">
            <text:p>272.29043307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="79.1135807483" office:value-type="float">
            <text:p>79.1135807483</text:p>
          </table:table-cell>
          <table:table-cell office:value="61" office:value-type="float">
            <text:p>61</text:p>
          </table:table-cell>
          <table:table-cell office:value="79.1135807483" office:value-type="float">
            <text:p>79.1135807483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="1.24804526271" office:value-type="float">
            <text:p>1.24804526271</text:p>
          </table:table-cell>
          <table:table-cell office:value="1" office:value-type="float">
            <text:p>1</text:p>
          </table:table-cell>
          <table:table-cell office:value="1.24804526271" office:value-type="float">
            <text:p>1.24804526271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="1.0581445266" office:value-type="float">
            <text:p>1.0581445266</text:p>
          </table:table-cell>
          <table:table-cell office:value="1.31" office:value-type="float">
            <text:p>1.31</text:p>
          </table:table-cell>
          <table:table-cell office:value="1.0581445266" office:value-type="float">
            <text:p>1.0581445266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="30.3173222773" office:value-type="float">
            <text:p>30.3173222773</text:p>
          </table:table-cell>
          <table:table-cell office:value="34.5" office:value-type="float">
            <text:p>34.5</text:p>
          </table:table-cell>
          <table:table-cell office:value="30.3173222773" office:value-type="float">
            <text:p>30.3173222773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="0.213064491834" office:value-type="float">
            <text:p>0.213064491834</text:p>
          </table:table-cell>
          <table:table-cell office:value="0.126" office:value-type="float">
            <text:p>0.126</text:p>
          </table:table-cell>
          <table:table-cell office:value="0.213064491834" office:value-type="float">
            <text:p>0.213064491834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="0.152499722848" office:value-type="float">
            <text:p>0.152499722848</text:p>
          </table:table-cell>
          <table:table-cell office:value="0.165" office:value-type="float">
            <text:p>0.165</text:p>
          </table:table-cell>
          <table:table-cell office:value="0.152499722848" office:value-type="float">
            <text:p>0.152499722848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="0.354530944254" office:value-type="float">
            <text:p>0.354530944254</text:p>
          </table:table-cell>
          <table:table-cell office:value="0.203" office:value-type="float">
            <text:p>0.203</text:p>
          </table:table-cell>
          <table:table-cell office:value="0.354530944254" office:value-type="float">
            <text:p>0.354530944254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="9.67304024784" office:value-type="float">
            <text:p>9.67304024784</text:p>
          </table:table-cell>
          <table:table-cell office:value="5.74" office:value-type="float">
            <text:p>5.74</text:p>
          </table:table-cell>
          <table:table-cell office:value="9.67304024784" office:value-type="float">
            <text:p>9.67304024784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="0.341241960536" office:value-type="float">
            <text:p>0.341241960536</text:p>
          </table:table-cell>
          <table:table-cell office:value="0.44" office:value-type="float">
            <text:p>0.44</text:p>
          </table:table-cell>
          <table:table-cell office:value="0.341241960536" office:value-type="float">
            <text:p>0.341241960536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="290.138559884" office:value-type="float">
            <text:p>290.138559884</text:p>
          </table:table-cell>
          <table:table-cell office:value="284" office:value-type="float">
            <text:p>284</text:p>
          </table:table-cell>
          <table:table-cell office:value="290.138559884" office:value-type="float">
            <text:p>290.138559884</text:p>
          </table:table-cell>
          <table:table-cell office:value="284" office:value-type="float">
            <text:p>284</text:p>
          </table:table-cell>
          <table:table-cell office:value-type="string">
            <text:p>Y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="77.7241470444" office:value-type="float">
            <text:p>77.7241470444</text:p>
          </table:table-cell>
          <table:table-cell office:value="61" office:value-type="float">
            <text:p>61</text:p>
          </table:table-cell>
          <table:table-cell office:value="77.7241470444" office:value-type="float">
            <text:p>77.7241470444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="1.33173602022" office:value-type="float">
            <text:p>1.33173602022</text:p>
          </table:table-cell>
          <table:table-cell office:value="1" office:value-type="float">
            <text:p>1</text:p>
          </table:table-cell>
          <table:table-cell office:value="1.33173602022" office:value-type="float">
            <text:p>1.33173602022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="1.13917558245" office:value-type="float">
            <text:p>1.13917558245</text:p>
          </table:table-cell>
          <table:table-cell office:value="1.31" office:value-type="float">
            <text:p>1.31</text:p>
          </table:table-cell>
          <table:table-cell office:value="1.13917558245" office:value-type="float">
            <text:p>1.13917558245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="32.2773500973" office:value-type="float">
            <text:p>32.2773500973</text:p>
          </table:table-cell>
          <table:table-cell office:value="34.5" office:value-type="float">
            <text:p>34.5</text:p>
          </table:table-cell>
          <table:table-cell office:value="32.2773500973" office:value-type="float">
            <text:p>32.2773500973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="0.234353580386" office:value-type="float">
            <text:p>0.234353580386</text:p>
          </table:table-cell>
          <table:table-cell office:value="0.126" office:value-type="float">
            <text:p>0.126</text:p>
          </table:table-cell>
          <table:table-cell office:value="0.234353580386" office:value-type="float">
            <text:p>0.234353580386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="0.163288346184" office:value-type="float">
            <text:p>0.163288346184</text:p>
          </table:table-cell>
          <table:table-cell office:value="0.165" office:value-type="float">
            <text:p>0.165</text:p>
          </table:table-cell>
          <table:table-cell office:value="0.163288346184" office:value-type="float">
            <text:p>0.163288346184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="0.398641341752" office:value-type="float">
            <text:p>0.398641341752</text:p>
          </table:table-cell>
          <table:table-cell office:value="0.203" office:value-type="float">
            <text:p>0.203</text:p>
          </table:table-cell>
          <table:table-cell office:value="0.398641341752" office:value-type="float">
            <text:p>0.398641341752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="10.1776242634" office:value-type="float">
            <text:p>10.1776242634</text:p>
          </table:table-cell>
          <table:table-cell office:value="5.74" office:value-type="float">
            <text:p>5.74</text:p>
          </table:table-cell>
          <table:table-cell office:value="10.1776242634" office:value-type="float">
            <text:p>10.1776242634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="0.348511927979" office:value-type="float">
            <text:p>0.348511927979</text:p>
          </table:table-cell>
          <table:table-cell office:value="0.44" office:value-type="float">
            <text:p>0.44</text:p>
          </table:table-cell>
          <table:table-cell office:value="0.348511927979" office:value-type="float">
            <text:p>0.348511927979</text:p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  <table:table-cell office:value-type="string">
            <text:p>Clas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="221.428987334" office:value-type="float">
            <text:p>221.428987334</text:p>
          </table:table-cell>
          <table:table-cell office:value="284" office:value-type="float">
            <text:p>284</text:p>
          </table:table-cell>
          <table:table-cell office:value="221.428987334" office:value-type="float">
            <text:p>221.428987334</text:p>
          </table:table-cell>
          <table:table-cell office:value="284" office:value-type="float">
            <text:p>284</text:p>
          </table:table-cell>
          <table:table-cell office:value-type="string">
            <text:p>N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="65.0212597612" office:value-type="float">
            <text:p>65.0212597612</text:p>
          </table:table-cell>
          <table:table-cell office:value="61" office:value-type="float">
            <text:p>61</text:p>
          </table:table-cell>
          <table:table-cell office:value="65.0212597612" office:value-type="float">
            <text:p>65.0212597612</text:p>
          </table:table-cell>
          <table:table-cell office:value="61" office:value-type="float">
            <text:p>61</text:p>
          </table:table-cell>
          <table:table-cell office:value-type="string">
            <text:p>Y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="1.0927765828" office:value-type="float">
            <text:p>1.0927765828</text:p>
          </table:table-cell>
          <table:table-cell office:value="1" office:value-type="float">
            <text:p>1</text:p>
          </table:table-cell>
          <table:table-cell office:value="1.0927765828" office:value-type="float">
            <text:p>1.0927765828</text:p>
          </table:table-cell>
          <table:table-cell office:value="1" office:value-type="float">
            <text:p>1</text:p>
          </table:table-cell>
          <table:table-cell office:value-type="string">
            <text:p>Y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="0.934547410083" office:value-type="float">
            <text:p>0.934547410083</text:p>
          </table:table-cell>
          <table:table-cell office:value="1.31" office:value-type="float">
            <text:p>1.31</text:p>
          </table:table-cell>
          <table:table-cell office:value="0.934547410083" office:value-type="float">
            <text:p>0.934547410083</text:p>
          </table:table-cell>
          <table:table-cell office:value="1.31" office:value-type="float">
            <text:p>1.31</text:p>
          </table:table-cell>
          <table:table-cell office:value-type="string">
            <text:p>N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="25.7725242438" office:value-type="float">
            <text:p>25.7725242438</text:p>
          </table:table-cell>
          <table:table-cell office:value="34.5" office:value-type="float">
            <text:p>34.5</text:p>
          </table:table-cell>
          <table:table-cell office:value="25.7725242438" office:value-type="float">
            <text:p>25.7725242438</text:p>
          </table:table-cell>
          <table:table-cell office:value="34.5" office:value-type="float">
            <text:p>34.5</text:p>
          </table:table-cell>
          <table:table-cell office:value-type="string">
            <text:p>N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="0.181421261892" office:value-type="float">
            <text:p>0.181421261892</text:p>
          </table:table-cell>
          <table:table-cell office:value="0.126" office:value-type="float">
            <text:p>0.126</text:p>
          </table:table-cell>
          <table:table-cell office:value="0.181421261892" office:value-type="float">
            <text:p>0.181421261892</text:p>
          </table:table-cell>
          <table:table-cell office:value="0.126" office:value-type="float">
            <text:p>0.126</text:p>
          </table:table-cell>
          <table:table-cell office:value-type="string">
            <text:p>Y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="0.130979066917" office:value-type="float">
            <text:p>0.130979066917</text:p>
          </table:table-cell>
          <table:table-cell office:value="0.165" office:value-type="float">
            <text:p>0.165</text:p>
          </table:table-cell>
          <table:table-cell office:value="0.130979066917" office:value-type="float">
            <text:p>0.130979066917</text:p>
          </table:table-cell>
          <table:table-cell office:value="0.165" office:value-type="float">
            <text:p>0.165</text:p>
          </table:table-cell>
          <table:table-cell office:value-type="string">
            <text:p>N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="0.305115955092" office:value-type="float">
            <text:p>0.305115955092</text:p>
          </table:table-cell>
          <table:table-cell office:value="0.203" office:value-type="float">
            <text:p>0.203</text:p>
          </table:table-cell>
          <table:table-cell office:value="0.305115955092" office:value-type="float">
            <text:p>0.305115955092</text:p>
          </table:table-cell>
          <table:table-cell office:value="0.203" office:value-type="float">
            <text:p>0.203</text:p>
          </table:table-cell>
          <table:table-cell office:value-type="string">
            <text:p>Y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="7.79909135167" office:value-type="float">
            <text:p>7.79909135167</text:p>
          </table:table-cell>
          <table:table-cell office:value="5.74" office:value-type="float">
            <text:p>5.74</text:p>
          </table:table-cell>
          <table:table-cell office:value="7.79909135167" office:value-type="float">
            <text:p>7.79909135167</text:p>
          </table:table-cell>
          <table:table-cell office:value="5.74" office:value-type="float">
            <text:p>5.74</text:p>
          </table:table-cell>
          <table:table-cell office:value-type="string">
            <text:p>Y</text:p>
          </table:table-cell>
        </table:table-row>
        <table:table-row>
          <table:table-cell office:value="0" office:value-type="float">
            <text:p/>
          </table:table-cell>
          <table:table-cell office:value="0.44" office:value-type="float">
            <text:p>0.44</text:p>
          </table:table-cell>
          <table:table-cell office:value="0" office:value-type="float">
            <text:p/>
          </table:table-cell>
          <table:table-cell office:value="0.44" office:value-type="float">
            <text:p>0.44</text:p>
          </table:table-cell>
          <table:table-cell office:value-type="string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